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5b0d0d" draw:opacity="100.0%" draw:stroke="solid" svg:stroke-color="#230c0c" draw:stroke-linejoin="round" svg:stroke-opacity="100.0%" svg:stroke-width="4.975046mm"/>
    </style:style>
    <style:style style:family="graphic" style:name="style-3">
      <style:graphic-properties draw:fill="solid" draw:fill-color="#14920d" draw:opacity="100.0%" draw:stroke="solid" svg:stroke-color="#165822" draw:stroke-linejoin="round" svg:stroke-opacity="100.0%" svg:stroke-width="4.975046mm"/>
    </style:style>
  </office:automatic-styles>
  <office:body>
    <office:drawing>
      <draw:page draw:master-page-name="Default" draw:name="page1" draw:style-name="DP1">
        <draw:g draw:id="svg2">
          <draw:path svg:d="M 981.89496 0.0 L 5461.8755 0.0 C 5461.8755 0.0 3251.5254 6128.1865 6303.5005 7960.5103 C 2692.614 6847.1465 6724.313 9854.165 3432.292 8311.187 C 3498.085 7890.374 2804.3296 7215.357 0.0 8241.052 C 3365.8044 5139.5938 981.89496 0.0 981.89496 0.0 z" svg:height="87.616516mm" draw:style-name="style-2" svg:viewBox="0.0 0.0 6303.5005 8761.651" svg:width="63.035007mm" svg:x="68.11856mm" svg:y="153.75032mm"/>
          <draw:path svg:d="M 10175.806 0.0 C 8236.92 0.0 6524.658 700.30927 5480.6147 1770.0332 C 2431.5256 1876.8552 -2.523263E-4 3706.7976 0.0 5952.171 C 0.0 7261.1265 826.6389 8429.824 2119.362 9198.741 C 2271.5955 11431.607 5320.242 13215.6455 9056.143 13215.6455 C 12889.215 13215.6455 15999.715 11337.674 15999.713 9023.7 C 15999.713 9012.283 15997.601 9001.143 15997.45 8989.747 C 17096.81 8491.944 17791.627 7775.447 17791.627 6976.014 C 17791.627 6141.384 17037.328 5394.9614 15852.589 4895.8853 C 15906.476 4667.007 15935.581 4432.206 15935.581 4191.9453 C 15935.581 1877.9716 13355.3125 0.0 10175.806 0.0 z" svg:height="132.15646mm" draw:style-name="style-3" svg:viewBox="0.0 0.0 17791.627 13215.646" svg:width="177.91628mm" svg:x="8.1784315mm" svg:y="40.791374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